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font-size="12pt" fo:language="uk" fo:country="UA" fo:font-style="normal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Елементарні частинки генеруються на сфері, що описується навколо тіла (літального апарату); центр сфери співпадає з центром тіла. Їх координати і напрям задаються випадковим чином, а швидкість - за допомогою нормального розподілу (для цього потрібно знати середню, максимальну і мінімальну швидкість - за правилом трьох сігм знаходяться параметри нормального розподілу). При цьому система має такі параметри: $n$ - кількість частинок, присутніх в системі в кожну одиницю часу, $R$ - радіус сфери, ні якій будуть генеруватись частинки (між $n$ і $R$ існує залежність, оскільки кількість частинок визначається об’ємом сфери, всередині якої вони знаходяться) і $\Delta t$ - часовий крок.</text:p>
      <text:p text:style-name="P1">http://khlopkov.falt.ru/papers/MMK%20in%20CFD%20bill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7e68ba2-a744ebf-1f241b7-c506db1-7d53735</meta:generator>
    <meta:initial-creator>TualatriX</meta:initial-creator>
    <meta:creation-date>2008-02-15T12:08:28</meta:creation-date>
    <meta:editing-cycles>4</meta:editing-cycles>
    <meta:editing-duration>PT21M19S</meta:editing-duration>
    <dc:date>2012-03-15T09:42:47</dc:date>
    <dc:creator>precious </dc:creator>
    <meta:document-statistic meta:table-count="0" meta:image-count="0" meta:object-count="0" meta:page-count="1" meta:paragraph-count="2" meta:word-count="98" meta:character-count="740" meta:non-whitespace-character-count="644"/>
    <meta:user-defined meta:name="Info 1"/>
    <meta:user-defined meta:name="Info 2"/>
    <meta:user-defined meta:name="Info 3"/>
    <meta:user-defined meta:name="Info 4"/>
  </office:meta>
</office:document-meta>
</file>